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MBX12" svg:font-family="CMBX12" style:font-family-generic="roman" style:font-pitch="variable"/>
    <style:font-face style:name="CMMI12" svg:font-family="CMMI12" style:font-family-generic="roman" style:font-pitch="variable"/>
    <style:font-face style:name="CMR12" svg:font-family="CMR12" style:font-family-generic="roman" style:font-pitch="variable"/>
    <style:font-face style:name="CMR8" svg:font-family="CMR8" style:font-family-generic="roman" style:font-pitch="variable"/>
    <style:font-face style:name="CMTI12" svg:font-family="CMTI12" style:font-family-generic="roman" style:font-pitch="variable"/>
    <style:font-face style:name="CMTT12" svg:font-family="CMTT12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5a7ec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5a7ec" officeooo:paragraph-rsid="0015a7ec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6d1ab" officeooo:paragraph-rsid="0016d1ab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officeooo:rsid="0016d1ab" officeooo:paragraph-rsid="0016d1ab" style:font-weight-asian="bold" style:font-weight-complex="bold"/>
    </style:style>
    <style:style style:name="T1" style:family="text">
      <style:text-properties style:font-name="CMR12" fo:font-size="12pt" style:font-size-asian="12pt"/>
    </style:style>
    <style:style style:name="T2" style:family="text">
      <style:text-properties style:font-name="CMR8" fo:font-size="8pt" style:font-size-asian="8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officeooo:rsid="0016d1ab" style:font-size-asian="12pt"/>
    </style:style>
    <style:style style:name="T5" style:family="text">
      <style:text-properties style:font-name="CMBX12" fo:font-size="12pt" style:font-size-asian="12pt"/>
    </style:style>
    <style:style style:name="T6" style:family="text">
      <style:text-properties style:font-name="CMTI12" fo:font-size="12pt" style:font-size-asian="12pt"/>
    </style:style>
    <style:style style:name="T7" style:family="text">
      <style:text-properties style:font-name="CMMI12" fo:font-size="12pt" style:font-size-asian="12pt"/>
    </style:style>
    <style:style style:name="T8" style:family="text">
      <style:text-properties style:font-name="CMTT12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Descrição do Trabalho de Programação em Python</text:span></text:p>
      <text:p text:style-name="P5"><text:span text:style-name="T3"/></text:p>
      <text:p text:style-name="P3"><text:span text:style-name="T3">O código 1, embora funcione, poderia estar bem melhor escrito. Nessa AP1, você irá reescrevê-lo de modo a torná-lo mais limpo, elegante e fácil de manter. Basicamente, ele fornece duas classes para gerenciar pagamento de folgas de um dia para os empregados de uma companhia. Os empregados podem receber por hora ou mensalmente, e assumir as funções de presidente, gerentes, vice-presidentes, estagiários, etc.</text:span></text:p>
      <text:p text:style-name="P3"><text:span text:style-name="T3">Sua tarefa é rescrever o código 1, seguindo as oito recomendações abaixo:</text:span></text:p>
      <text:p text:style-name="P3"><text:span text:style-name="T3"/></text:p>
      <text:p text:style-name="P3"><text:span text:style-name="T3">1. Crie uma classe Role derivada de Enum, para que o tipo de empregado não possa ser uma string qualquer, mas assuma apenas valores válidos de um tipo enumerável.</text:span></text:p>
      <text:p text:style-name="P3"><text:span text:style-name="T3">2. Elimine a duplicação de código nos métodos find managers, find vice presidente e find interns, substituindo-os por um único método, que receba o tipo de empregado e retone uma lista: find employee(self, role: Role) → List[Employee].</text:span></text:p>
      <text:p text:style-name="P3"><text:span text:style-name="T3">3. Use funções diponíveis em python (built in), como list comprehensions, onde for possível (por exemplo), no método fin employee que busca um empregado), para tornar o código mais claro e robusto.</text:span></text:p>
      <text:p text:style-name="P3"><text:span text:style-name="T3">4. Use nomes de variáveis apropriados, por exemplo, no lugar de amount, que é um identificador muito vago e não significa muita coisa.</text:span></text:p>
      <text:p text:style-name="P3"><text:span text:style-name="T3">5. Elimine nomes de isinstance(), removendo o método pay employee e adicionando um método</text:span><text:span text:style-name="T4"> abstrato pay(self) → Nome da classe Employee (use o decorador @abstractmethod3). Desse modo, toda subclasse de Employee (HourlyEmployee e SalariedEmployee) será obrigada a implementar o seu próprio método pay.</text:span></text:p>
      <text:p text:style-name="P4"><text:span text:style-name="T3">6. Elimine o parâmetro payout do método take a holiday e creie um novo método payout_a_holidy(self) → None.</text:span></text:p>
      <text:p text:style-name="P4"><text:span text:style-name="T3">7. Uma exceção vazia e inúti l(pass). Ou ela é tratada ou deve ser removida.</text:span></text:p>
      <text:p text:style-name="P4"><text:span text:style-name="T3">8. Não use exceções genéricas como ValueError. Crie suas próprias <text:s/>classes de exceção. Não esqueça de alterar a função main() e enviar o novo código fonte employee2.py, pois seu novo programa deve poder ser executado por nós.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MBX12" svg:font-family="CMBX12" style:font-family-generic="roman" style:font-pitch="variable"/>
    <style:font-face style:name="CMMI12" svg:font-family="CMMI12" style:font-family-generic="roman" style:font-pitch="variable"/>
    <style:font-face style:name="CMR12" svg:font-family="CMR12" style:font-family-generic="roman" style:font-pitch="variable"/>
    <style:font-face style:name="CMR8" svg:font-family="CMR8" style:font-family-generic="roman" style:font-pitch="variable"/>
    <style:font-face style:name="CMTI12" svg:font-family="CMTI12" style:font-family-generic="roman" style:font-pitch="variable"/>
    <style:font-face style:name="CMTT12" svg:font-family="CMTT12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9T11:58:42.210000000</meta:creation-date>
    <dc:date>2021-10-09T12:23:10.230000000</dc:date>
    <meta:editing-duration>PT9M47S</meta:editing-duration>
    <meta:editing-cycles>1</meta:editing-cycles>
    <meta:document-statistic meta:table-count="0" meta:image-count="0" meta:object-count="0" meta:page-count="1" meta:paragraph-count="11" meta:word-count="316" meta:character-count="1963" meta:non-whitespace-character-count="1657"/>
    <meta:generator>LibreOffice/6.0.5.2$Windows_X86_64 LibreOffice_project/54c8cbb85f300ac59db32fe8a675ff7683cd5a16</meta:generator>
  </office:meta>
</office:document-meta>
</file>